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03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3.284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3.381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83caff"/>
    </style:style>
    <style:style style:name="ce1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116"/>
    <style:style style:name="ce15" style:family="table-cell" style:parent-style-name="Default" style:data-style-name="N115"/>
    <style:style style:name="ce16" style:family="table-cell" style:parent-style-name="Default" style:data-style-name="N117"/>
    <style:style style:name="ce17" style:family="table-cell" style:parent-style-name="Default" style:data-style-name="N60">
      <style:text-properties style:font-name="Arial" style:font-name-asian="DejaVu Sans" style:font-name-complex="Lohit Hindi"/>
    </style:style>
    <style:style style:name="ce18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orou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6]/2 * SQRT([.B3]/[.B8] *2 * (1+[.B9])) / (0.1631*[.B9] + 0.8756)" office:value-type="float" office:value="0.00257121210224236" calcext:value-type="float">
            <text:p>0.002571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1" calcext:value-type="float">
            <text:p>1.00E-004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Fraction of Rayleigh</text:p>
          </table:table-cell>
          <table:table-cell table:formula="of:=[.B13]/[.B12]" office:value-type="float" office:value="0.0388921629268895" calcext:value-type="float">
            <text:p>0.038892162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16]/[.B13]" office:value-type="float" office:value="10000" calcext:value-type="float">
            <text:p>1.00E+00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9]*[.B19]/4*3.14159 *[.B20]" office:value-type="float" office:value="1.570795" calcext:value-type="float">
            <text:p>1.570795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6]/2)^3 * PI() / 3" office:value-type="float" office:value="0.000113097335529233" calcext:value-type="float">
            <text:p>0.0001130973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max packing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partilces</text:p>
          </table:table-cell>
          <table:table-cell table:formula="of:=([.B22]*[.B24])/[.B23]" office:value-type="float" office:value="8888.88138076564" calcext:value-type="float">
            <text:p>8888.8813807657</text:p>
          </table:table-cell>
          <table:table-cell table:number-columns-repeated="5"/>
          <table:table-cell table:style-name="ce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éel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eur</text:p>
          </table:table-cell>
          <table:table-cell table:formula="of:=[.B27]/[.B25]" office:value-type="float" office:value="0.0703125593904782" calcext:value-type="float">
            <text:p>0.0703125594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6"/>
          <table:table-cell table:style-name="ce3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0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0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0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)</text:p>
          </table:table-cell>
          <table:table-cell table:formula="of:=[.B7]/1000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4.65465583333333" calcext:value-type="float">
            <text:p>4.6546558333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10791" calcext:value-type="float">
            <text:p>0.1079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Time to down tank</text:p>
          </table:table-cell>
          <table:table-cell table:formula="of:=[.B11]/[.E12]" office:value-type="float" office:value="3.38244833657678" calcext:value-type="float">
            <text:p>3.38244833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231832392906959" calcext:value-type="float">
            <text:p>0.023183239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Re</text:p>
          </table:table-cell>
          <table:table-cell table:formula="of:=[.B14]/60*[.B2]*[.B12]*[.B12]/[.B4]" office:value-type="float" office:value="5268.80666666667" calcext:value-type="float">
            <text:p>5268.8066666667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31.19781242329" calcext:value-type="float">
            <text:p>443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208.016347509" calcext:value-type="float">
            <text:p>232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e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319.1234389678" calcext:value-type="float">
            <text:p>21319</text:p>
          </table:table-cell>
          <table:table-cell table:number-columns-repeated="3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oid min</text:p>
          </table:table-cell>
          <table:table-cell table:style-name="ce10"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964.7373966324" calcext:value-type="float">
            <text:p>1996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stability criteria</text:p>
          </table:table-cell>
          <table:table-cell table:formula="of:=[.B8]*[.B8]*[.B3]/(18*[.B4])"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57076678006738" calcext:value-type="float">
            <text:p>3.5707667801</text:p>
          </table:table-cell>
          <table:table-cell table:formula="of:=[.B23]/([.C23])^(-[.D23])" office:value-type="float" office:value="0.000948394540455542" calcext:value-type="float">
            <text:p>0.000948394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814.1887185281" calcext:value-type="float">
            <text:p>1881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727.0561092957" calcext:value-type="float">
            <text:p>1772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592.3614484094" calcext:value-type="float">
            <text:p>1659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654432952378" calcext:value-type="float">
            <text:p>4.0654432952378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217.591669651" calcext:value-type="float">
            <text:p>1521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27]/[.B26]" office:value-type="float" office:value="0.0614939089896657" calcext:value-type="float">
            <text:p>0.061493909</text:p>
          </table:table-cell>
          <table:table-cell table:formula="of:=1/[.C27]" office:value-type="float" office:value="16.2617731809512" calcext:value-type="float">
            <text:p>16.261773181</text:p>
          </table:table-cell>
          <table:table-cell table:number-columns-repeated="3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282.3336247235" calcext:value-type="float">
            <text:p>1228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354067295103402" calcext:value-type="float">
            <text:p>0.0003540673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3.242980128374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49669.849546269" calcext:value-type="float">
            <text:p>14967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0" office:value-type="string" calcext:value-type="string">
            <text:p>Number of iteration solid</text:p>
          </table:table-cell>
          <table:table-cell table:style-name="ce3" table:formula="of:=[.B30]/[.B27]" office:value-type="float" office:value="4000000" calcext:value-type="float">
            <text:p>4.00E+006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5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table:style-name="ce10" office:value-type="string" calcext:value-type="string">
            <text:p>masse particule</text:p>
          </table:table-cell>
          <table:table-cell table:style-name="ce3" table:formula="of:=[.B3]*[.B17]" office:value-type="float" office:value="0.0000353429173528852" calcext:value-type="float">
            <text:p>3.53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table:style-name="ce10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table:style-name="ce10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 office:value-type="string" calcext:value-type="string">
            <text:p>Vol fraction</text:p>
          </table:table-cell>
          <table:table-cell table:formula="of:=[.B36]*[.B2]/[.B3]*(1+[.B2]/[.B3]*[.B36]-[.B36])^(-1)" office:value-type="float" office:value="0.0585774058577406" calcext:value-type="float">
            <text:p>0.0585774059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Vol of particles</text:p>
          </table:table-cell>
          <table:table-cell table:formula="of:=[.B37]*[.B16]" office:value-type="float" office:value="0.0022371661661114" calcext:value-type="float">
            <text:p>0.002237166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wiettering</text:p>
          </table:table-cell>
          <table:table-cell table:style-name="ce3"/>
          <table:table-cell/>
          <table:table-cell office:value-type="float" office:value="30" calcext:value-type="float">
            <text:p>30</text:p>
          </table:table-cell>
          <table:table-cell table:formula="of:=[.$B$12]*[.$B$12]*[.$B$2]*[.D42]/60/[.$B$4]" office:value-type="float" office:value="225.806" calcext:value-type="float">
            <text:p>225.806</text:p>
          </table:table-cell>
          <table:table-cell table:formula="of:=[.$B$12]/([.E42])^(0.75)" office:value-type="float" office:value="0.00218022900357609" calcext:value-type="float">
            <text:p>0.00218022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float" office:value="4.4" calcext:value-type="float">
            <text:p>4.40E+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752.686666666667" calcext:value-type="float">
            <text:p>752.6866666667</text:p>
          </table:table-cell>
          <table:table-cell table:formula="of:=[.$B$12]/([.E43])^(0.75)" office:value-type="float" office:value="0.000883777730144041" calcext:value-type="float">
            <text:p>0.0008837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8]" office:value-type="float" office:value="0.003" calcext:value-type="float">
            <text:p>0.00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505.37333333333" calcext:value-type="float">
            <text:p>1505.3733333333</text:p>
          </table:table-cell>
          <table:table-cell table:formula="of:=[.$B$12]/([.E44])^(0.75)" office:value-type="float" office:value="0.000525497382384124" calcext:value-type="float">
            <text:p>0.0005254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p</text:p>
          </table:table-cell>
          <table:table-cell table:formula="of:=[.B3]" office:value-type="float" office:value="2500" calcext:value-type="float">
            <text:p>2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2258.06" calcext:value-type="float">
            <text:p>2258.06</text:p>
          </table:table-cell>
          <table:table-cell table:formula="of:=[.$B$12]/([.E45])^(0.75)" office:value-type="float" office:value="0.000387705634622904" calcext:value-type="float">
            <text:p>0.0003877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l</text:p>
          </table:table-cell>
          <table:table-cell table:formula="of:=[.B2]" office:value-type="float" office:value="1400" calcext:value-type="float">
            <text:p>1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3010.74666666667" calcext:value-type="float">
            <text:p>3010.7466666667</text:p>
          </table:table-cell>
          <table:table-cell table:formula="of:=[.$B$12]/([.E46])^(0.75)" office:value-type="float" office:value="0.000312462613023253" calcext:value-type="float">
            <text:p>0.0003124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[.B6]" office:value-type="float" office:value="9.81" calcext:value-type="float">
            <text:p>9.8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763.43333333333" calcext:value-type="float">
            <text:p>3763.4333333333</text:p>
          </table:table-cell>
          <table:table-cell table:formula="of:=[.$B$12]/([.E47])^(0.75)" office:value-type="float" office:value="0.00026431119032827" calcext:value-type="float">
            <text:p>0.0002643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12]" office:value-type="float" office:value="0.127" calcext:value-type="float">
            <text:p>0.12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$B$12]*[.$B$12]*[.$B$2]*[.D48]/60/[.$B$4]" office:value-type="float" office:value="4516.12" calcext:value-type="float">
            <text:p>4516.12</text:p>
          </table:table-cell>
          <table:table-cell table:formula="of:=[.$B$12]/([.E48])^(0.75)" office:value-type="float" office:value="0.000230531149610101" calcext:value-type="float">
            <text:p>0.0002305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formula="of:=[.B4]/[.B2]" office:value-type="float" office:value="0.0000357142857142857" calcext:value-type="float">
            <text:p>3.57142857142857E-00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5268.80666666667" calcext:value-type="float">
            <text:p>5268.8066666667</text:p>
          </table:table-cell>
          <table:table-cell table:formula="of:=[.$B$12]/([.E49])^(0.75)" office:value-type="float" office:value="0.000205361734514681" calcext:value-type="float">
            <text:p>0.0002053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formula="of:=[.B36]/(1-[.B36])" office:value-type="float" office:value="0.111111111111111" calcext:value-type="float">
            <text:p>0.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</text:p>
          </table:table-cell>
          <table:table-cell table:formula="of:=[.B43]*([.B49])^(0.1)*((([.B45]-[.B46])*[.B47])/[.B46])^(0.45)*[.B44]^(0.2)*[.B50]^(0.1)*[.B48]^(-0.85)" office:value-type="float" office:value="5.74941762688642" calcext:value-type="float">
            <text:p>5.749417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</text:p>
          </table:table-cell>
          <table:table-cell table:formula="of:=[.B51]*60" office:value-type="float" office:value="344.965057613185" calcext:value-type="float">
            <text:p>344.9650576132</text:p>
          </table:table-cell>
          <table:table-cell table:number-columns-repeated="10"/>
        </table:table-row>
        <table:table-row table:style-name="ro1" table:number-rows-repeated="10485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9424460431655" calcext:value-type="float">
            <text:p>7.19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390" calcext:value-type="float">
            <text:p>139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4089462" calcext:value-type="float">
            <text:p>0.00408946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89.25379426438" calcext:value-type="float">
            <text:p>89.25379426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02500360302328" calcext:value-type="float">
            <text:p>0.0010250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4.1931" calcext:value-type="float">
            <text:p>224.1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01.38798440812" calcext:value-type="float">
            <text:p>4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051.8899444058" calcext:value-type="float">
            <text:p>2305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175.7041130762" calcext:value-type="float">
            <text:p>2117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830.4293803003" calcext:value-type="float">
            <text:p>198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36" calcext:value-type="float">
            <text:p>0.36</text:p>
          </table:table-cell>
          <table:table-cell table:formula="of:=2.65*([.C23]+1)-(5.3-3.5*[.C23])*[.C23]*[.C23]*EXP(-(1.5-LOG([.$B$21];10)/2))" office:value-type="float" office:value="3.60047211875843" calcext:value-type="float">
            <text:p>3.6004721188</text:p>
          </table:table-cell>
          <table:table-cell table:formula="of:=[.B23]/([.C23])^(-[.D23])" office:value-type="float" office:value="0.0000237188552304941" calcext:value-type="float">
            <text:p>2.37188552304941E-00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687.6207444305" calcext:value-type="float">
            <text:p>1868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607.8015609314" calcext:value-type="float">
            <text:p>1760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39.5840726613909" calcext:value-type="float">
            <text:p>39.5840726614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480.7402881543" calcext:value-type="float">
            <text:p>1648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352338418920609" calcext:value-type="float">
            <text:p>3.52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115.2189456878" calcext:value-type="float">
            <text:p>1511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056763608298153" calcext:value-type="float">
            <text:p>0.056763608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199.7071502404" calcext:value-type="float">
            <text:p>122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00741807197333703" calcext:value-type="float">
            <text:p>7.41807197333703E-00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2.481164947818" calcext:value-type="float">
            <text:p>1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48662.981276583" calcext:value-type="float">
            <text:p>1486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2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58183340309753" calcext:value-type="float">
            <text:p>0.0581833403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Vol of particles</text:p>
          </table:table-cell>
          <table:table-cell table:formula="of:=[.B37]*[.B16]" office:value-type="float" office:value="0.00222211616349898" calcext:value-type="float">
            <text:p>0.0022221162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381916224071875" calcext:value-type="float">
            <text:p>0.0381916224</text:p>
          </table:table-cell>
          <table:table-cell table:number-columns-repeated="10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ribbon-singlePha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2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2"/>
          <table:table-cell table:style-name="ce3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bt-SinglePhase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shearSuspension2" table:style-name="ta1">
        <office:forms form:automatic-focus="false" form:apply-design-mode="false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6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2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ar resuspension" table:style-name="ta1">
        <office:forms form:automatic-focus="false" form:apply-design-mode="false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office:forms form:automatic-focus="false" form:apply-design-mode="false"/>
        <table:table-column table:style-name="co6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2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yleighTaylor" table:style-name="ta1">
        <table:table-column table:style-name="co9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SmallGapVisc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teViscometer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tlow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846023688663282" calcext:value-type="float">
            <text:p>8.4602E-00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23495.3570526609" calcext:value-type="float">
            <text:p>23495.357052660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18796.2856421287" calcext:value-type="float">
            <text:p>18796.285642128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/18" office:value-type="float" office:value="0.00147159591" calcext:value-type="float">
            <text:p>0.0014715959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14097.2142315965" calcext:value-type="float">
            <text:p>14097.214231596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9398.14282106435" calcext:value-type="float">
            <text:p>9398.142821064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234211763310316" calcext:value-type="float">
            <text:p>0.0002342118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4699.07141053217" calcext:value-type="float">
            <text:p>4699.071410532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711539671969929" calcext:value-type="float">
            <text:p>0.71153967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8.27040099684487" calcext:value-type="float">
            <text:p>8.2704009968</text:p>
          </table:table-cell>
          <table:table-cell table:style-name="ce16"/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825422053804182" calcext:value-type="float">
            <text:p>8.25422053804182E-005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3495.3570526609" calcext:value-type="float">
            <text:p>2.350E+004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5])" office:value-type="float" office:value="0.00147159591" calcext:value-type="float">
            <text:p>0.001471595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[.B30]/([.C30])^(-[.D30])" office:value-type="float" office:value="0.00147159591" calcext:value-type="float">
            <text:p>0.0014715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6] *2 * (1+[.B27])) / (0.1631*[.B27] + 0.8756)" office:value-type="float" office:value="0.0000441110288544392" calcext:value-type="float">
            <text:p>0.000044111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5" calcext:value-type="float">
            <text:p>5.00E-006</text:p>
          </table:table-cell>
          <table:table-cell table:formula="of:=[.B34]/[.B33]" office:value-type="float" office:value="0.113350337315853" calcext:value-type="float">
            <text:p>0.1133503373</text:p>
          </table:table-cell>
          <table:table-cell table:formula="of:=1/[.C34]" office:value-type="float" office:value="8.82220577088785" calcext:value-type="float">
            <text:p>8.8222057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30]/(1-[.C30])*[.B2]/[.B3]*[.E30]" office:value-type="float" office:value="0.14568799509" calcext:value-type="float">
            <text:p>0.14568799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200000" calcext:value-type="float">
            <text:p>2.00E+0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ptonPoiseuille" table:style-name="ta1">
        <table:table-column table:style-name="co18" table:default-cell-style-name="ce12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8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5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2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9-17T17:58:24.016432070</dc:date>
    <dc:creator>bruno </dc:creator>
    <meta:editing-duration>P18DT10H38M34S</meta:editing-duration>
    <meta:editing-cycles>112</meta:editing-cycles>
    <meta:document-statistic meta:table-count="18" meta:cell-count="2075" meta:object-count="0"/>
  </office:meta>
</office:document-meta>
</file>